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C0000049BC9369AC46368B1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TeX Gyre Pagella" svg:font-family="'TeX Gyre Pagella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1cm" svg:stroke-color="#c9211e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c9211e" loext:opacity="100%" style:font-name="Noto Mono" fo:font-size="15pt" fo:font-weight="bold" fo:background-color="#ffffff" style:font-size-asian="15pt" style:font-weight-asian="bold" style:font-size-complex="15pt" style:font-weight-complex="bold"/>
    </style:style>
    <style:style style:name="P4" style:family="paragraph">
      <loext:graphic-properties draw:fill="none" draw:fill-color="#ffffff"/>
      <style:text-properties fo:color="#c9211e" loext:opacity="100%" style:font-name="Noto Mono" fo:font-size="15pt" fo:font-weight="bold" fo:background-color="#ffffff" style:font-size-asian="15pt" style:font-weight-asian="bold" style:font-size-complex="15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c9211e" loext:opacity="100%" style:font-name="Noto Mono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208cm" svg:height="27.717cm" svg:x="2.198cm" svg:y="0.992cm">
          <draw:image xlink:href="Pictures/10000001000002DC0000049BC9369AC46368B129.png" xlink:type="simple" xlink:show="embed" xlink:actuate="onLoad" draw:mime-type="image/png">
            <text:p text:style-name="P1"/>
          </draw:image>
        </draw:frame>
        <draw:frame draw:style-name="gr2" draw:text-style-name="P4" draw:layer="layout" svg:width="3.995cm" svg:height="1.495cm" svg:x="3.346cm" svg:y="2.671cm">
          <draw:text-box>
            <text:p text:style-name="P3"><text:span text:style-name="T1">Kraftwer</text:span><text:span text:style-name="T1">k </text:span></text:p>
            <text:p text:style-name="P3"><text:span text:style-name="T1">Jänschwa</text:span><text:span text:style-name="T1">lde</text:span></text:p>
          </draw:text-box>
        </draw:frame>
        <draw:frame draw:style-name="gr2" draw:text-style-name="P4" draw:layer="layout" svg:width="3.995cm" svg:height="1.495cm" svg:x="14.326cm" svg:y="3.531cm">
          <draw:text-box>
            <text:p text:style-name="P3"><text:span text:style-name="T1">Tagebau </text:span></text:p>
            <text:p text:style-name="P3"><text:span text:style-name="T1">Jänschwa</text:span><text:span text:style-name="T1">lde</text:span></text:p>
          </draw:text-box>
        </draw:frame>
        <draw:frame draw:style-name="gr2" draw:text-style-name="P4" draw:layer="layout" svg:width="3.677cm" svg:height="1.495cm" svg:x="4.801cm" svg:y="14.101cm">
          <draw:text-box>
            <text:p text:style-name="P3"><text:span text:style-name="T1">Tagebau</text:span></text:p>
            <text:p text:style-name="P3"><text:span text:style-name="T1">Welzow-Süd</text:span></text:p>
          </draw:text-box>
        </draw:frame>
        <draw:frame draw:style-name="gr2" draw:text-style-name="P4" draw:layer="layout" svg:width="4.947cm" svg:height="1.495cm" svg:x="8.611cm" svg:y="17.276cm">
          <draw:text-box>
            <text:p text:style-name="P3"><text:span text:style-name="T1">Kraftwerk</text:span></text:p>
            <text:p text:style-name="P3"><text:span text:style-name="T1">Schwarze Pumpe</text:span></text:p>
          </draw:text-box>
        </draw:frame>
        <draw:frame draw:style-name="gr2" draw:text-style-name="P4" draw:layer="layout" svg:width="2.725cm" svg:height="1.495cm" svg:x="14.326cm" svg:y="23.216cm">
          <draw:text-box>
            <text:p text:style-name="P3"><text:span text:style-name="T1">Tagebau</text:span></text:p>
            <text:p text:style-name="P3"><text:span text:style-name="T1">Nochten</text:span></text:p>
          </draw:text-box>
        </draw:frame>
        <draw:frame draw:style-name="gr2" draw:text-style-name="P4" draw:layer="layout" svg:width="3.677cm" svg:height="1.495cm" svg:x="14.326cm" svg:y="24.811cm">
          <draw:text-box>
            <text:p text:style-name="P3"><text:span text:style-name="T1">Tagebau</text:span></text:p>
            <text:p text:style-name="P3"><text:span text:style-name="T1">Reichwalde</text:span></text:p>
          </draw:text-box>
        </draw:frame>
        <draw:frame draw:style-name="gr2" draw:text-style-name="P4" draw:layer="layout" svg:width="3.36cm" svg:height="1.495cm" svg:x="7.341cm" svg:y="25.121cm">
          <draw:text-box>
            <text:p text:style-name="P3"><text:span text:style-name="T1">Kraftwerk</text:span></text:p>
            <text:p text:style-name="P3"><text:span text:style-name="T1">Boxberg</text:span></text:p>
          </draw:text-box>
        </draw:frame>
        <draw:line draw:style-name="gr3" draw:text-style-name="P2" draw:layer="layout" svg:x1="6.857cm" svg:y1="3.286cm" svg:x2="9.246cm" svg:y2="4.166cm">
          <text:p/>
        </draw:line>
        <draw:line draw:style-name="gr3" draw:text-style-name="P2" draw:layer="layout" svg:x1="14.326cm" svg:y1="4.166cm" svg:x2="12.421cm" svg:y2="4.166cm">
          <text:p/>
        </draw:line>
        <draw:line draw:style-name="gr3" draw:text-style-name="P2" draw:layer="layout" svg:x1="6.071cm" svg:y1="15.596cm" svg:x2="2.896cm" svg:y2="18.136cm">
          <text:p/>
        </draw:line>
        <draw:line draw:style-name="gr3" draw:text-style-name="P2" draw:layer="layout" svg:x1="8.775cm" svg:y1="18.102cm" svg:x2="5.887cm" svg:y2="21.145cm">
          <text:p/>
        </draw:line>
        <draw:line draw:style-name="gr3" draw:text-style-name="P2" draw:layer="layout" svg:x1="14.326cm" svg:y1="23.851cm" svg:x2="13.056cm" svg:y2="22.581cm">
          <text:p/>
        </draw:line>
        <draw:line draw:style-name="gr3" draw:text-style-name="P2" draw:layer="layout" svg:x1="10.054cm" svg:y1="26.106cm" svg:x2="13.056cm" svg:y2="27.026cm">
          <text:p/>
        </draw:line>
        <draw:line draw:style-name="gr3" draw:text-style-name="P2" draw:layer="layout" svg:x1="16.231cm" svg:y1="26.306cm" svg:x2="16.866cm" svg:y2="27.661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TeX Gyre Pagella" svg:font-family="'TeX Gyre Pagel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7cm" svg:x="1.941cm" svg:y="2.096cm" presentation:class="title" presentation:placeholder="true">
        <draw:text-box/>
      </draw:frame>
      <draw:frame presentation:style-name="Default-outline1" draw:layer="backgroundobjects" svg:width="17.116cm" svg:height="16.075cm" svg:x="1.941cm" svg:y="7.476cm" presentation:class="outline" presentation:placeholder="true">
        <draw:text-box/>
      </draw:frame>
      <draw:frame presentation:style-name="Mpr1" draw:text-style-name="MP2" draw:layer="backgroundobjects" svg:width="4.431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5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09cm" svg:x="14.626cm" svg:y="26.24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15:47:20.694403132</meta:creation-date>
    <dc:date>2023-05-23T13:38:37.899203017</dc:date>
    <meta:editing-duration>PT1H23M43S</meta:editing-duration>
    <meta:editing-cycles>4</meta:editing-cycles>
    <meta:generator>LibreOffice/7.3.7.2$Linux_X86_64 LibreOffice_project/30$Build-2</meta:generator>
    <meta:document-statistic meta:object-count="38"/>
  </office:meta>
</office:document-meta>
</file>